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 style:font-pitch="variable"/>
    <style:font-face style:name="F1" svg:font-family="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lgun Gothic" svg:font-family="'Malgun Gothic'" style:font-family-generic="roman" style:font-pitch="variable"/>
    <style:font-face style:name="Noto Sans CJK SC" svg:font-family="'Noto Sans CJK SC'" style:font-family-generic="system" style:font-pitch="variable"/>
    <style:font-face style:name="Noto Sans Mono CJK KR" svg:font-family="'Noto Sans Mono CJK KR'" style:font-family-generic="modern" style:font-pitch="fixed"/>
    <style:font-face style:name="Noto Sans Mono CJK KR1" svg:font-family="'Noto Sans Mono CJK KR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굴림" svg:font-family="굴림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automatic-styles>
    <style:style style:name="Table1" style:family="table">
      <style:table-properties style:width="6.2611in" fo:margin-top="0in" fo:margin-bottom="0in" table:align="center" style:writing-mode="lr-tb"/>
    </style:style>
    <style:style style:name="Table1.A" style:family="table-column">
      <style:table-column-properties style:column-width="1.866in"/>
    </style:style>
    <style:style style:name="Table1.B" style:family="table-column">
      <style:table-column-properties style:column-width="4.3944in"/>
    </style:style>
    <style:style style:name="Table1.1" style:family="table-row">
      <style:table-row-properties style:min-row-height="0.1681in" fo:keep-together="auto"/>
    </style:style>
    <style:style style:name="Table1.A1" style:family="table-cell">
      <style:table-cell-properties style:vertical-align="middle" fo:background-color="#f2f2f2" fo:padding-left="0.075in" fo:padding-right="0.075in" fo:padding-top="0in" fo:padding-bottom="0in" fo:border="0.5pt solid #bfbfbf">
        <style:background-image/>
      </style:table-cell-properties>
    </style:style>
    <style:style style:name="Table1.B1" style:family="table-cell">
      <style:table-cell-properties style:vertical-align="middle" fo:background-color="transparent" fo:padding-left="0.075in" fo:padding-right="0.075in" fo:padding-top="0in" fo:padding-bottom="0in" fo:border="0.5pt solid #bfbfbf">
        <style:background-image/>
      </style:table-cell-properties>
    </style:style>
    <style:style style:name="Table1.2" style:family="table-row">
      <style:table-row-properties style:min-row-height="0.2917in" fo:keep-together="auto"/>
    </style:style>
    <style:style style:name="Table1.3" style:family="table-row">
      <style:table-row-properties style:min-row-height="0.0486in" fo:keep-together="auto"/>
    </style:style>
    <style:style style:name="Table1.4" style:family="table-row">
      <style:table-row-properties style:min-row-height="0.6458in" fo:keep-together="auto"/>
    </style:style>
    <style:style style:name="Table1.5" style:family="table-row">
      <style:table-row-properties style:min-row-height="0.9597in" fo:keep-together="auto"/>
    </style:style>
    <style:style style:name="Table1.6" style:family="table-row">
      <style:table-row-properties style:min-row-height="1.0764in" fo:keep-together="auto"/>
    </style:style>
    <style:style style:name="Table1.7" style:family="table-row">
      <style:table-row-properties style:min-row-height="0.6861in" fo:keep-together="auto"/>
    </style:style>
    <style:style style:name="Table1.8" style:family="table-row">
      <style:table-row-properties style:min-row-height="0.7861in" fo:keep-together="auto"/>
    </style:style>
    <style:style style:name="P1" style:family="paragraph" style:parent-style-name="Standard">
      <style:paragraph-properties fo:margin-top="0in" fo:margin-bottom="0.111in" style:contextual-spacing="false" fo:text-align="center" style:justify-single-word="false" fo:orphans="0" fo:widows="0" style:writing-mode="lr-tb"/>
    </style:style>
    <style:style style:name="P2" style:family="paragraph" style:parent-style-name="Standard">
      <style:paragraph-properties fo:margin-top="0in" fo:margin-bottom="0.111in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 style:list-style-name="WWNum1">
      <style:paragraph-properties fo:text-align="end" style:justify-single-word="false"/>
    </style:style>
    <style:style style:name="P7" style:family="paragraph" style:parent-style-name="Standard">
      <style:paragraph-properties fo:margin-top="0in" fo:margin-bottom="0.111in" style:contextual-spacing="false" fo:orphans="0" fo:widows="0"/>
    </style:style>
    <style:style style:name="P8" style:family="paragraph" style:parent-style-name="Standard">
      <style:paragraph-properties fo:margin-left="0.5in" fo:margin-right="0in" fo:margin-top="0in" fo:margin-bottom="0.111in" style:contextual-spacing="false" fo:orphans="0" fo:widows="0" fo:text-indent="0in" style:auto-text-indent="false"/>
    </style:style>
    <style:style style:name="P9" style:family="paragraph" style:parent-style-name="Standard">
      <style:paragraph-properties fo:margin-top="0in" fo:margin-bottom="0.111in" style:contextual-spacing="false">
        <style:tab-stops>
          <style:tab-stop style:position="3.1339in" style:type="center"/>
          <style:tab-stop style:position="6.2681in" style:type="right"/>
        </style:tab-stops>
      </style:paragraph-properties>
      <style:text-properties fo:color="#000000" loext:opacity="100%"/>
    </style:style>
    <style:style style:name="P10" style:family="paragraph" style:parent-style-name="Standard">
      <style:paragraph-properties fo:margin-top="0in" fo:margin-bottom="0.111in" style:contextual-spacing="false" fo:orphans="2" fo:widows="2"/>
    </style:style>
    <style:style style:name="P11" style:family="paragraph" style:parent-style-name="Standard">
      <style:paragraph-properties fo:margin-top="0in" fo:margin-bottom="0.1665in" style:contextual-spacing="false" fo:line-height="115%" fo:text-align="center" style:justify-single-word="false" fo:orphans="0" fo:widows="0"/>
      <style:text-properties fo:font-weight="normal" style:font-weight-asian="normal" style:font-weight-complex="normal"/>
    </style:style>
    <style:style style:name="P12" style:family="paragraph" style:parent-style-name="Subtitle">
      <style:paragraph-properties fo:margin-top="0in" fo:margin-bottom="0.0417in" style:contextual-spacing="false" fo:orphans="0" fo:widows="0"/>
    </style:style>
    <style:style style:name="P13" style:family="paragraph" style:parent-style-name="Subtitle">
      <style:paragraph-properties fo:orphans="0" fo:widows="0"/>
    </style:style>
    <style:style style:name="P14" style:family="paragraph" style:parent-style-name="Text_20_body">
      <style:paragraph-properties fo:orphans="0" fo:widows="0"/>
    </style:style>
    <style:style style:name="P15" style:family="paragraph" style:parent-style-name="Text_20_body">
      <style:paragraph-properties fo:margin-top="0in" fo:margin-bottom="0.0972in" style:contextual-spacing="false" fo:orphans="0" fo:widows="0"/>
    </style:style>
    <style:style style:name="P16" style:family="paragraph" style:parent-style-name="Text_20_body">
      <style:paragraph-properties fo:orphans="0" fo:widows="0"/>
      <style:text-properties officeooo:paragraph-rsid="0004b3ac"/>
    </style:style>
    <style:style style:name="P17" style:family="paragraph" style:parent-style-name="Text_20_body">
      <style:paragraph-properties fo:orphans="0" fo:widows="0"/>
      <style:text-properties officeooo:paragraph-rsid="00084cb7"/>
    </style:style>
    <style:style style:name="P18" style:family="paragraph" style:parent-style-name="Text_20_body">
      <style:paragraph-properties fo:margin-top="0in" fo:margin-bottom="0.0972in" style:contextual-spacing="false" fo:orphans="0" fo:widows="0"/>
      <style:text-properties officeooo:paragraph-rsid="00084cb7"/>
    </style:style>
    <style:style style:name="P19" style:family="paragraph" style:parent-style-name="Text_20_body">
      <style:paragraph-properties fo:orphans="0" fo:widows="0"/>
      <style:text-properties fo:color="#0070c0" loext:opacity="100%" style:font-name="F" style:font-name-asian="F1"/>
    </style:style>
    <style:style style:name="P20" style:family="paragraph" style:parent-style-name="Text_20_body">
      <style:paragraph-properties fo:orphans="0" fo:widows="0"/>
      <style:text-properties fo:color="#0070c0" loext:opacity="100%" style:font-name="F" fo:font-weight="normal" style:font-name-asian="F1" style:font-weight-asian="normal" style:font-weight-complex="normal"/>
    </style:style>
    <style:style style:name="P21" style:family="paragraph" style:parent-style-name="Text_20_body">
      <style:paragraph-properties fo:orphans="0" fo:widows="0"/>
      <style:text-properties fo:font-weight="normal" style:font-weight-asian="normal" style:font-weight-complex="normal"/>
    </style:style>
    <style:style style:name="P22" style:family="paragraph" style:parent-style-name="Text_20_body">
      <style:paragraph-properties fo:margin-top="0in" fo:margin-bottom="0.0972in" style:contextual-spacing="false" fo:orphans="0" fo:widows="0"/>
      <style:text-properties fo:font-weight="normal" style:font-weight-asian="normal" style:font-weight-complex="normal"/>
    </style:style>
    <style:style style:name="P23" style:family="paragraph" style:parent-style-name="Text_20_body">
      <style:paragraph-properties fo:margin-top="0in" fo:margin-bottom="0.0972in" style:contextual-spacing="false" fo:orphans="0" fo:widows="0"/>
      <style:text-properties fo:font-weight="normal" officeooo:paragraph-rsid="00022ce9" style:font-weight-asian="normal" style:font-weight-complex="normal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8pt" fo:font-weight="bold" officeooo:rsid="0000a3f0" style:font-size-asian="18pt" style:font-weight-asian="bold" style:font-size-complex="18pt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04b3ac" style:font-weight-asian="bold"/>
    </style:style>
    <style:style style:name="T6" style:family="text">
      <style:text-properties fo:font-weight="bold" style:font-name-asian="F1" style:font-weight-asian="bold"/>
    </style:style>
    <style:style style:name="T7" style:family="text">
      <style:text-properties fo:color="#000000" loext:opacity="100%" fo:font-weight="bold" style:font-weight-asian="bold"/>
    </style:style>
    <style:style style:name="T8" style:family="text">
      <style:text-properties fo:color="#000000" loext:opacity="100%" fo:font-weight="bold" officeooo:rsid="0008ca82" style:font-weight-asian="bold"/>
    </style:style>
    <style:style style:name="T9" style:family="text">
      <style:text-properties fo:color="#000000" loext:opacity="100%" style:text-outline="false" style:text-line-through-style="none" style:text-line-through-type="none" style:font-name="Malgun Gothic" fo:font-size="8pt" fo:font-style="normal" fo:text-shadow="none" style:text-underline-style="none" fo:font-weight="bold" style:font-size-asian="8pt" style:font-style-asian="normal" style:font-weight-asian="bold" style:text-emphasize="none"/>
    </style:style>
    <style:style style:name="T10" style:family="text">
      <style:text-properties fo:color="#000000" loext:opacity="100%"/>
    </style:style>
    <style:style style:name="T11" style:family="text">
      <style:text-properties style:font-name="F" fo:font-weight="bold" style:font-weight-asian="bold"/>
    </style:style>
    <style:style style:name="T12" style:family="text">
      <style:text-properties style:font-name="F" fo:font-weight="bold" style:font-name-asian="F1" style:font-weight-asian="bold"/>
    </style:style>
    <style:style style:name="T13" style:family="text">
      <style:text-properties style:font-name="F" fo:font-weight="bold" style:font-name-asian="F1" style:font-weight-asian="bold" style:font-name-complex="굴림"/>
    </style:style>
    <style:style style:name="T14" style:family="text">
      <style:text-properties style:font-name="F" style:font-name-asian="F1"/>
    </style:style>
    <style:style style:name="T15" style:family="text">
      <style:text-properties style:font-name="F" fo:font-size="12pt" fo:font-weight="bold" style:font-size-asian="12pt" style:font-weight-asian="bold" style:font-size-complex="12pt"/>
    </style:style>
    <style:style style:name="T16" style:family="text">
      <style:text-properties style:font-name="F" fo:font-size="12pt" fo:font-weight="bold" style:font-name-asian="F1" style:font-size-asian="12pt" style:font-weight-asian="bold" style:font-size-complex="12pt"/>
    </style:style>
    <style:style style:name="T17" style:family="text">
      <style:text-properties fo:color="#0070c0" loext:opacity="100%" style:font-name="F" style:font-name-asian="F1"/>
    </style:style>
    <style:style style:name="T18" style:family="text">
      <style:text-properties fo:color="#0070c0" loext:opacity="100%" style:font-name="F"/>
    </style:style>
    <style:style style:name="T19" style:family="text">
      <style:text-properties fo:color="#0070c0" loext:opacity="100%" style:font-name="F" fo:font-weight="bold" style:font-name-asian="F1" style:font-weight-asian="bold"/>
    </style:style>
    <style:style style:name="T20" style:family="text">
      <style:text-properties fo:color="#0070c0" loext:opacity="100%"/>
    </style:style>
    <style:style style:name="T21" style:family="text">
      <style:text-properties style:use-window-font-color="true" loext:opacity="0%" style:font-name="맑은 고딕" fo:font-size="10pt" fo:language="en" fo:country="US" fo:font-weight="normal" style:letter-kerning="false" style:font-size-asian="10pt" style:language-asian="ko" style:country-asian="KR" style:font-weight-asian="normal" style:font-name-complex="맑은 고딕1" style:font-size-complex="10pt" style:language-complex="ar" style:country-complex="SA" style:font-weight-complex="normal"/>
    </style:style>
    <style:style style:name="T22" style:family="text">
      <style:text-properties style:use-window-font-color="true" loext:opacity="0%" style:font-name="맑은 고딕" fo:font-size="10pt" fo:language="en" fo:country="US" fo:font-weight="normal" style:letter-kerning="false" style:font-name-asian="맑은 고딕1" style:font-size-asian="10pt" style:language-asian="ko" style:country-asian="KR" style:font-weight-asian="normal" style:font-name-complex="맑은 고딕1" style:font-size-complex="10pt" style:language-complex="ar" style:country-complex="SA" style:font-weight-complex="normal"/>
    </style:style>
    <style:style style:name="T23" style:family="text">
      <style:text-properties style:use-window-font-color="true" loext:opacity="0%" style:font-name="맑은 고딕" fo:font-size="10pt" fo:language="en" fo:country="US" style:letter-kerning="false" style:font-name-asian="맑은 고딕1" style:font-size-asian="10pt" style:language-asian="ko" style:country-asian="KR" style:font-name-complex="맑은 고딕1" style:font-size-complex="10pt" style:language-complex="ar" style:country-complex="SA"/>
    </style:style>
    <style:style style:name="T24" style:family="text">
      <style:text-properties style:use-window-font-color="true" loext:opacity="0%" style:font-name="맑은 고딕" fo:font-size="10pt" fo:language="en" fo:country="US" officeooo:rsid="000a5d4a" style:letter-kerning="false" style:font-name-asian="맑은 고딕1" style:font-size-asian="10pt" style:language-asian="ko" style:country-asian="KR" style:font-name-complex="맑은 고딕1" style:font-size-complex="10pt" style:language-complex="ar" style:country-complex="SA"/>
    </style:style>
    <style:style style:name="T25" style:family="text">
      <style:text-properties fo:font-size="12pt" fo:font-weight="bold" style:font-name-asian="F1" style:font-size-asian="12pt" style:font-weight-asian="bold" style:font-size-complex="12pt"/>
    </style:style>
    <style:style style:name="T26" style:family="text">
      <style:text-properties style:font-weight-asian="bold"/>
    </style:style>
    <style:style style:name="T27" style:family="text">
      <style:text-properties officeooo:rsid="00022ce9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4b3ac" style:font-weight-asian="normal" style:font-weight-complex="normal"/>
    </style:style>
    <style:style style:name="T30" style:family="text">
      <style:text-properties fo:font-weight="normal" officeooo:rsid="0008ca82" style:font-weight-asian="normal" style:font-weight-complex="normal"/>
    </style:style>
    <style:style style:name="T31" style:family="text">
      <style:text-properties fo:font-weight="normal" officeooo:rsid="000a5d4a" style:font-weight-asian="normal" style:font-weight-complex="normal"/>
    </style:style>
    <style:style style:name="T32" style:family="text">
      <style:text-properties officeooo:rsid="00066a5d"/>
    </style:style>
    <style:style style:name="T33" style:family="text">
      <style:text-properties officeooo:rsid="00084cb7"/>
    </style:style>
    <style:style style:name="T34" style:family="text">
      <style:text-properties officeooo:rsid="0008ca82"/>
    </style:style>
    <style:style style:name="T35" style:family="text">
      <style:text-properties officeooo:rsid="000a5d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2</text:span><text:span text:style-name="T1">차 프로젝트 기획안</text:span></text:p>
      <text:p text:style-name="P5"><text:span text:style-name="T4">2026년 <text:s text:c="3"/>03 월 <text:s text:c="2"/></text:span><text:span text:style-name="T5">16</text:span><text:span text:style-name="T4">일</text:span></text:p>
      <text:list xml:id="list1766601810" text:style-name="WWNum1">
        <text:list-item>
          <text:p text:style-name="P6"><text:span text:style-name="T7">과정명 : 융합_AI 미래형모빌리티(실증도로.로봇.UAM)과정</text:span></text:p>
        </text:list-item>
        <text:list-item>
          <text:p text:style-name="P6"><text:span text:style-name="T7">과정 기간 : 2026.03.</text:span><text:span text:style-name="T8">16</text:span><text:span text:style-name="T7"> ~ 2026.03.</text:span><text:span text:style-name="T8">20</text:span><text:span text:style-name="T7"> 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<text:bookmark text:name="_heading=h.gjdgxs"/><text:span text:style-name="T11">팀명</text:span></text:p>
          </table:table-cell>
          <table:table-cell table:style-name="Table1.B1" office:value-type="string">
            <text:p text:style-name="P2"><text:span text:style-name="T14">A</text:span></text:p>
          </table:table-cell>
        </table:table-row>
        <table:table-row table:style-name="Table1.2">
          <table:table-cell table:style-name="Table1.A1" office:value-type="string">
            <text:p text:style-name="P12"><text:span text:style-name="T11">팀원</text:span></text:p>
          </table:table-cell>
          <table:table-cell table:style-name="Table1.B1" office:value-type="string">
            <text:p text:style-name="P1"><text:span text:style-name="T9">이도건(팀장), 김동욱, 박선우, 여신구</text:span></text:p>
          </table:table-cell>
        </table:table-row>
        <table:table-row table:style-name="Table1.3">
          <table:table-cell table:style-name="Table1.A1" office:value-type="string">
            <text:p text:style-name="P12"><text:span text:style-name="T11">프로젝트 주제</text:span></text:p>
          </table:table-cell>
          <table:table-cell table:style-name="Table1.B1" office:value-type="string">
            <text:p text:style-name="P11"><text:span text:style-name="T14">직접 구축한 주/야간 데이터셋 기반의 경량 CNN 졸음 감지 및 지능형 안전 제어 시스템</text:span></text:p>
          </table:table-cell>
        </table:table-row>
        <table:table-row table:style-name="Table1.4">
          <table:table-cell table:style-name="Table1.A1" office:value-type="string">
            <text:p text:style-name="P12"><text:span text:style-name="T11">기술 키워드</text:span></text:p>
          </table:table-cell>
          <table:table-cell table:style-name="Table1.B1" office:value-type="string">
            <text:p text:style-name="P7"><text:span text:style-name="Source_20_Text"><text:span text:style-name="T20">CNN</text:span></text:span><text:span text:style-name="T18">, </text:span><text:span text:style-name="Source_20_Text"><text:span text:style-name="T20">MobileNetV2</text:span></text:span><text:span text:style-name="T18">, </text:span><text:span text:style-name="Source_20_Text"><text:span text:style-name="T20">전이 학습</text:span></text:span><text:span text:style-name="T18">, </text:span><text:span text:style-name="Source_20_Text"><text:span text:style-name="T20">Dropout</text:span></text:span><text:span text:style-name="T18">, </text:span><text:span text:style-name="Source_20_Text"><text:span text:style-name="T20">이미지 증강</text:span></text:span><text:span text:style-name="T18">, </text:span><text:span text:style-name="Source_20_Text"><text:span text:style-name="T20">dlib</text:span></text:span><text:span text:style-name="T18">, </text:span><text:span text:style-name="Source_20_Text"><text:span text:style-name="T20">EAR/MAR</text:span></text:span><text:span text:style-name="T18">, </text:span><text:span text:style-name="Source_20_Text"><text:span text:style-name="T20">Latching Logic</text:span></text:span><text:span text:style-name="T18">, </text:span><text:span text:style-name="Source_20_Text"><text:span text:style-name="T20">Orange Pi 5+</text:span></text:span><text:span text:style-name="T18">, </text:span><text:span text:style-name="Source_20_Text"><text:span text:style-name="T20">OpenCV</text:span></text:span></text:p>
          </table:table-cell>
        </table:table-row>
        <table:table-row table:style-name="Table1.5">
          <table:table-cell table:style-name="Table1.A1" office:value-type="string">
            <text:p text:style-name="P2"><text:span text:style-name="T15">프로젝트 목적</text:span></text:p>
          </table:table-cell>
          <table:table-cell table:style-name="Table1.B1" office:value-type="string">
            <text:p text:style-name="P14"><text:span text:style-name="T19">[주제 선택 이유]</text:span></text:p>
            <text:p text:style-name="P21">기존 dli<text:span text:style-name="T32">b</text:span>의 EAR 방식은 저조도 환경이나 고개 회전 시 정확도가 급격히 떨어지는 한계가 있음. 이를 해결하기 위해 직접 정제한 775장의 주/야간 눈 이미지를 CNN으로 학습시켜 판독 신뢰도를 높이고, 인식이 끊기는 상황에서도 작동하는 실전형 안전 로직을 구현함.</text:p>
            <text:p text:style-name="P14"><text:span text:style-name="T4">[기대 효과]</text:span></text:p>
            <text:p text:style-name="P14">1<text:span text:style-name="T28">. </text:span><text:span text:style-name="T22">모델의 </text:span><text:span text:style-name="T28">이미지 패턴 분석을 통해 정상, 졸음, 하품 상태를 실시간으로 분류하고 운전자 자리 이탈 시 안내 메시지를 출력하여 판독 신뢰도를 극대화함.</text:span></text:p>
            <text:p text:style-name="P22">2.연속성 있는 제어 졸음으로 고개를 숙여 얼굴 인식이 일시적으로 끊기더라도 직전 상태를 유지하는 래칭 시스템을 통해 경고의 공백 없이 실질적인 사고 예방이 가능함.</text:p>
            <text:p text:style-name="P23"><text:span text:style-name="T27">3.</text:span>실시간 확대 영상과 분석 수치를 포함한 UI를 통해 시스템의 판단 근거를 운전자에게 즉각 제공하여 상용 수준의 사용자 신뢰도를 확보함.</text:p>
          </table:table-cell>
        </table:table-row>
        <table:table-row table:style-name="Table1.6">
          <table:table-cell table:style-name="Table1.A1" office:value-type="string">
            <text:p text:style-name="P13"><text:span text:style-name="T11">프로젝트 수행 방향</text:span></text:p>
            <text:p text:style-name="P2"><text:span text:style-name="T25">(</text:span><text:span text:style-name="T15">개발일정 및 역할분담</text:span><text:span text:style-name="T25">)</text:span></text:p>
          </table:table-cell>
          <table:table-cell table:style-name="Table1.B1" office:value-type="string">
            <text:p text:style-name="P14"><text:span text:style-name="T19">[역할 분담]</text:span></text:p>
            <text:p text:style-name="P14">- <text:span text:style-name="T4">이도건:</text:span> 시스템 총괄 및 아키텍처 설계, <text:span text:style-name="T27">CN</text:span>N 환경 구축 및 실시간 알고리즘 최적화 통합.</text:p>
            <text:p text:style-name="P14">- <text:span text:style-name="T4">박선우: </text:span><text:span text:style-name="T28">주/야간 통합 데이터셋(775장) 구축 및 전처리, CNN 모델 학습 및 성능 검증, 지능형 안전 로직(Latching) 구현.</text:span></text:p>
            <text:p text:style-name="P14">- <text:span text:style-name="T4">김동욱: </text:span><text:span text:style-name="T28">AI Hub 데이터 가공 및 분석, CNN 눈 상태 판별 모델 유효성 검토.</text:span></text:p>
            <text:p text:style-name="P14"><text:soft-page-break/>- <text:span text:style-name="T4">여신구:</text:span><text:span text:style-name="T21">프로젝트 구조적 설계 과정 분석, 데이터베이스 분류 및 실험 결과 통계 관리.</text:span></text:p>
            <text:p text:style-name="P14"><text:span text:style-name="T21"/></text:p>
            <text:p text:style-name="P14"><text:span text:style-name="T4">[개발 일정 (3주 단기 WBS)]</text:span></text:p>
            <text:p text:style-name="P14">- <text:span text:style-name="T3">1</text:span><text:span text:style-name="T26">주차 </text:span><text:span text:style-name="T3">(</text:span><text:span text:style-name="T26">완료</text:span><text:span text:style-name="T3">):</text:span> 주/야간 통합 데이터셋(775장) 구축 및 수동 전처리, MobileNetV2 기반 경량 CNN 모델 전이 학습 및 최적화 완료</text:p>
            <text:p text:style-name="P14">- <text:span text:style-name="T4">2주차 (진행 중): </text:span><text:span text:style-name="T28">dlib 기반 EAR, </text:span><text:span text:style-name="T31">MAR</text:span><text:span text:style-name="T28">(물리 수치)과 CNN(패턴 확률)을 결합한 하이브리드 판정 알고리즘 통합 및 래칭(Latching) 안전 로직과 실시간 UI 구현</text:span></text:p>
            <text:p text:style-name="P15">- <text:span text:style-name="T4">3주차 (예정): </text:span><text:span text:style-name="T28">학습 모델의 RKNN 변환 및 Orange Pi 5+ 이식, NPU 가속을 통한 실시간 추론 성능 최적화 및 최종 프로젝트 결과물 정리</text:span></text:p>
          </table:table-cell>
        </table:table-row>
        <table:table-row table:style-name="Table1.7">
          <table:table-cell table:style-name="Table1.A1" office:value-type="string">
            <text:p text:style-name="P13"><text:span text:style-name="T11">프로젝트 수행 도구</text:span></text:p>
            <text:p text:style-name="P8"><text:span text:style-name="T25">(</text:span><text:span text:style-name="T15">개발 환경</text:span><text:span text:style-name="T25">)</text:span></text:p>
          </table:table-cell>
          <table:table-cell table:style-name="Table1.B1" office:value-type="string">
            <text:p text:style-name="P14"><text:span text:style-name="T19">[언어/프레임워크]</text:span><text:span text:style-name="T17"> Python 3.10, TensorFlow, Keras</text:span></text:p>
            <text:p text:style-name="P14"><text:span text:style-name="T4">[라이브러리]</text:span> OpenCV, dlib (68 Landmarks), NumPy</text:p>
            <text:p text:style-name="P15"><text:span text:style-name="T4">[H/W]</text:span> Orange Pi 5+ (RK3588), 광각 USB 카메라</text:p>
          </table:table-cell>
        </table:table-row>
        <table:table-row table:style-name="Table1.8">
          <table:table-cell table:style-name="Table1.A1" office:value-type="string">
            <text:p text:style-name="P13"><text:span text:style-name="T11">필수 기능</text:span></text:p>
            <text:p text:style-name="P12"><text:span text:style-name="T6">(</text:span><text:span text:style-name="T11">주요 구현 기능</text:span><text:span text:style-name="T6">)</text:span></text:p>
          </table:table-cell>
          <table:table-cell table:style-name="Table1.B1" office:value-type="string">
            <text:p text:style-name="P14"><text:span text:style-name="T19">[S/W]</text:span></text:p>
            <text:p text:style-name="P14">1. <text:span text:style-name="T28">dlib 특징점 추출과 직접 학습시킨 </text:span><text:span text:style-name="T30">CNN</text:span><text:span text:style-name="T28">모델을 결합하여 정상, 졸음, 하품 상태를 실시간으로 정밀 분류하고 로그를 출력함</text:span></text:p>
            <text:p text:style-name="P14"><text:span text:style-name="T28">2. </text:span>졸음으로 고개를 숙이거나 인식 오류로 얼굴 정보가 유실되어도 직전의 졸음 누적 시간을 유지하여 경고의 연속성을 보장하는 실전형 안전 장치를 구현함</text:p>
            <text:p text:style-name="P14"><text:span text:style-name="T28">3. </text:span>운전자가 카메라 시야를 벗어나면 즉시 이탈 메시지를 표시하고, 인식 유실 3초 후 추적 영역을 화면 중앙 좌표로 강제 복귀시켜 신속한 재인식을 대기함</text:p>
            <text:p text:style-name="P16"><text:span text:style-name="T29">4. </text:span>이상 징후가 일정 프레임 이상 지속될 때만 경고를 발생시키며, 특히 정상 상태가 10초간 안정적으로 유지되어야 비로소 경고를 해제하는 확정적 판정 알고리즘을 구축함</text:p>
            <text:p text:style-name="P17"><text:span text:style-name="T33">5. </text:span>주간(400장)과 야간(375장)의 균형 잡힌 775장의 데이터를 224x224 크기로 수동 크롭(Manual Cropping)하여 학습 순도를 높이고 다양한 주행 환경에서의 판정 성능을 확보함</text:p>
            <text:p text:style-name="P19"/>
            <text:p text:style-name="P14"><text:span text:style-name="T4">[H/W]</text:span></text:p>
            <text:p text:style-name="P14"><text:span text:style-name="T28">1. </text:span>USB 광각 카메라를 활용하여 운전자 정면 및 주변부 영상을 확보하고, <text:soft-page-break/>화면 우측에 실시간 눈과 입의 확대 이미지 및 EAR/MAR 분석 수치를 대시보드 형태로 출력함</text:p>
            <text:p text:style-name="P15"><text:span text:style-name="T28">2. </text:span>68개 안면 랜드마크의 상대적 크기와 좌표 변화를 분석하여 운전자와의 물리적 거리 및 얼굴의 위치 변화를 안정적으로 추적함</text:p>
            <text:p text:style-name="P18"><text:span text:style-name="T33">3. </text:span>졸음 확정<text:span text:style-name="T23">이 </text:span><text:span text:style-name="T24">10초간 유지되는 경우</text:span> 경고를 발생시키고 하품 감지 <text:s/>안내 메시지는 3초 후 자동 소멸하도록 설계하여 하드웨어 리소스와 운전자 시야를 최적으로 관리함</text:p>
          </table:table-cell>
        </table:table-row>
        <table:table-row table:style-name="Table1.3">
          <table:table-cell table:style-name="Table1.A1" office:value-type="string">
            <text:p text:style-name="P13"><text:span text:style-name="T11">수행 계획 및</text:span></text:p>
            <text:p text:style-name="P12"><text:span text:style-name="T11">예상 결과물</text:span></text:p>
          </table:table-cell>
          <table:table-cell table:style-name="Table1.B1" office:value-type="string">
            <text:p text:style-name="P14"><text:span text:style-name="T19">[수행 계획]</text:span></text:p>
            <text:p text:style-name="P21">1. 직접 정제한 775장의 주야간 통합 데이터를 활용해 CNN 모델의 판정 정확도를 확보하고 Dropout 설정을 통해 실전 환경에서의 일반화 성능 극대화 진행</text:p>
            <text:p text:style-name="P21">2. dlib의 EAR, <text:span text:style-name="T34">MAR</text:span> 수치와 CNN 패턴 확률을 결합하여 정상, 졸음, 하품, 자리 이탈을 동시에 감지하는 통합 판정 로직 및 실시간 확대 UI 시각화 구현</text:p>
            <text:p text:style-name="P21">3. 고개 숙임 시 경고를 유지하는 래칭(Latching) 로직과 10초 확정적 <text:s/>확인 시스템을 연동하여 실제 주행 환경에서의 오작동 방지 및 안정성 검증 수행</text:p>
            <text:p text:style-name="P20"/>
            <text:p text:style-name="P14"><text:span text:style-name="T4">[예상 결과물]</text:span></text:p>
            <text:p text:style-name="P14">-<text:span text:style-name="T28"> 실시간 상태 모니터링 대시보드 운전자의 얼굴 특징점과 함께 눈과 입의 확대 이미지 및 위험 상태가 색상별로 표시되어 직관적인 상태 확인이 가능한 모니터링 화면</text:span></text:p>
            <text:p text:style-name="P22">- 자리 이탈 감지 및 자동 중앙 복귀 리셋 기능이 탑재된 실전형 졸음 운전 예방 시스템 소프트웨어</text:p>
          </table:table-cell>
        </table:table-row>
      </table:table>
      <text:p text:style-name="P10">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 style:font-pitch="variable"/>
    <style:font-face style:name="F1" svg:font-family="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lgun Gothic" svg:font-family="'Malgun Gothic'" style:font-family-generic="roman" style:font-pitch="variable"/>
    <style:font-face style:name="Noto Sans CJK SC" svg:font-family="'Noto Sans CJK SC'" style:font-family-generic="system" style:font-pitch="variable"/>
    <style:font-face style:name="Noto Sans Mono CJK KR" svg:font-family="'Noto Sans Mono CJK KR'" style:font-family-generic="modern" style:font-pitch="fixed"/>
    <style:font-face style:name="Noto Sans Mono CJK KR1" svg:font-family="'Noto Sans Mono CJK KR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굴림" svg:font-family="굴림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맑은 고딕" fo:font-size="10pt" fo:language="en" fo:country="US" style:letter-kerning="false" style:font-name-asian="맑은 고딕1" style:font-size-asian="10pt" style:language-asian="ko" style:country-asian="KR" style:font-name-complex="맑은 고딕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맑은 고딕" fo:font-size="10pt" fo:language="en" fo:country="US" style:letter-kerning="false" style:font-name-asian="맑은 고딕1" style:font-size-asian="10pt" style:language-asian="ko" style:country-asian="KR" style:font-name-complex="맑은 고딕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justify" style:justify-single-word="false" fo:orphans="0" fo:widows="0" fo:hyphenation-ladder-count="no-limit" style:writing-mode="lr-tb"/>
      <style:text-properties style:use-window-font-color="true" loext:opacity="0%" style:font-name="맑은 고딕" fo:font-family="'맑은 고딕'" style:font-family-generic="roman" style:font-pitch="variable" fo:font-size="10pt" fo:language="en" fo:country="US" style:letter-kerning="false" style:font-name-asian="맑은 고딕1" style:font-family-asian="'맑은 고딕'" style:font-family-generic-asian="system" style:font-pitch-asian="variable" style:font-size-asian="10pt" style:language-asian="ko" style:country-asian="KR" style:font-name-complex="맑은 고딕1" style:font-family-complex="'맑은 고딕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style:contextual-spacing="false" fo:keep-together="always" fo:keep-with-next="always"/>
      <style:text-properties fo:color="#000000" loext:opacity="100%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color="#000000" loext:opacity="100%"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color="#000000" loext:opacity="100%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color="#000000" loext:opacity="100%"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color="#000000" loext:opacity="100%"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color="#000000" loext:opacity="100%" fo:font-weight="bold" style:font-weight-asian="bold"/>
    </style:style>
    <style:style style:name="제목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색인" style:family="paragraph" style:parent-style-name="Standard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color="#000000" loext:opacity="100%"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in" fo:margin-bottom="0.0417in" style:contextual-spacing="false" fo:text-align="center" style:justify-single-word="false"/>
      <style:text-properties fo:color="#000000" loext:opacity="100%" fo:font-size="12pt" style:font-size-asian="12pt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Header" style:family="paragraph" style:parent-style-name="Standard" loext:linked-style-name="머리글_20_Char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표_20_내용" style:display-name="표 내용" style:family="paragraph" style:parent-style-name="Standard">
      <style:paragraph-properties fo:orphans="0" fo:widows="0" text:number-lines="false" text:line-number="0"/>
    </style:style>
    <style:style style:name="표제목" style:family="paragraph" style:parent-style-name="표_20_내용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번호_20_매기기_20_기호" style:display-name="번호 매기기 기호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머리글_20_Char" style:display-name="머리글 Char" style:family="text" style:parent-style-name="Default_20_Paragraph_20_Font"/>
    <style:style style:name="원본_20_텍스트" style:display-name="원본 텍스트" style:family="text">
      <style:text-properties style:font-name="Liberation Mono1" fo:font-family="'Liberation Mono'" style:font-family-generic="roman" style:font-pitch="variable" style:font-name-asian="Noto Sans Mono CJK KR1" style:font-family-asian="'Noto Sans Mono CJK KR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1" style:display-name="ListLabel 1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555in"/>
        </style:list-level-properties>
        <style:text-properties fo:font-family="'Noto Sans Symbols'"/>
      </text:list-level-style-bullet>
      <text:list-level-style-bullet text:level="2" text:style-name="ListLabel_20_2" loext:num-list-format="■" style:num-suffix="■" text:bullet-char="■">
        <style:list-level-properties text:list-level-position-and-space-mode="label-alignment">
          <style:list-level-label-alignment text:label-followed-by="listtab" fo:text-indent="-0.3055in" fo:margin-left="0.9165in"/>
        </style:list-level-properties>
        <style:text-properties fo:font-family="'Noto Sans Symbols'"/>
      </text:list-level-style-bullet>
      <text:list-level-style-bullet text:level="3" text:style-name="ListLabel_20_3" loext:num-list-format="◆" style:num-suffix="◆" text:bullet-char="◆">
        <style:list-level-properties text:list-level-position-and-space-mode="label-alignment">
          <style:list-level-label-alignment text:label-followed-by="listtab" fo:text-indent="-0.3055in" fo:margin-left="1.222in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3055in" fo:margin-left="1.528in"/>
        </style:list-level-properties>
        <style:text-properties fo:font-family="'Noto Sans Symbols'"/>
      </text:list-level-style-bullet>
      <text:list-level-style-bullet text:level="5" text:style-name="ListLabel_20_5" loext:num-list-format="■" style:num-suffix="■" text:bullet-char="■">
        <style:list-level-properties text:list-level-position-and-space-mode="label-alignment">
          <style:list-level-label-alignment text:label-followed-by="listtab" fo:text-indent="-0.3055in" fo:margin-left="1.8335in"/>
        </style:list-level-properties>
        <style:text-properties fo:font-family="'Noto Sans Symbols'"/>
      </text:list-level-style-bullet>
      <text:list-level-style-bullet text:level="6" text:style-name="ListLabel_20_6" loext:num-list-format="◆" style:num-suffix="◆" text:bullet-char="◆">
        <style:list-level-properties text:list-level-position-and-space-mode="label-alignment">
          <style:list-level-label-alignment text:label-followed-by="listtab" fo:text-indent="-0.3055in" fo:margin-left="2.139in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3055in" fo:margin-left="2.4445in"/>
        </style:list-level-properties>
        <style:text-properties fo:font-family="'Noto Sans Symbols'"/>
      </text:list-level-style-bullet>
      <text:list-level-style-bullet text:level="8" text:style-name="ListLabel_20_8" loext:num-list-format="■" style:num-suffix="■" text:bullet-char="■">
        <style:list-level-properties text:list-level-position-and-space-mode="label-alignment">
          <style:list-level-label-alignment text:label-followed-by="listtab" fo:text-indent="-0.3055in" fo:margin-left="2.75in"/>
        </style:list-level-properties>
        <style:text-properties fo:font-family="'Noto Sans Symbols'"/>
      </text:list-level-style-bullet>
      <text:list-level-style-bullet text:level="9" text:style-name="ListLabel_20_9" loext:num-list-format="◆" style:num-suffix="◆" text:bullet-char="◆">
        <style:list-level-properties text:list-level-position-and-space-mode="label-alignment">
          <style:list-level-label-alignment text:label-followed-by="listtab" fo:text-indent="-0.3055in" fo:margin-left="3.055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MP2" style:family="paragraph" style:parent-style-name="Standard">
      <style:paragraph-properties fo:margin-top="0in" fo:margin-bottom="0.111in" style:contextual-spacing="false">
        <style:tab-stops>
          <style:tab-stop style:position="3.1339in" style:type="center"/>
          <style:tab-stop style:position="6.2681in" style:type="right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/>
    </style:style>
    <style:page-layout style:name="Mpm1">
      <style:page-layout-properties fo:page-width="8.2681in" fo:page-height="11.6929in" style:num-format="1" style:print-orientation="portrait" fo:margin-top="1.1811in" fo:margin-bottom="0.689in" fo:margin-left="1in" fo:margin-right="1in" style:writing-mode="lr-tb" style:layout-grid-color="#c0c0c0" style:layout-grid-lines="137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11in" fo:margin-left="0in" fo:margin-right="0in" fo:margin-top="0.271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한국IT교육원</text:span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05:03:00</meta:creation-date>
    <meta:initial-creator>PC1</meta:initial-creator>
    <dc:language>en-US</dc:language>
    <dc:date>2026-03-20T16:36:35.996731275</dc:date>
    <meta:editing-cycles>15</meta:editing-cycles>
    <meta:editing-duration>PT8H6M37S</meta:editing-duration>
    <meta:generator>LibreOffice/7.3.7.2$Linux_X86_64 LibreOffice_project/30$Build-2</meta:generator>
    <meta:document-statistic meta:table-count="1" meta:image-count="0" meta:object-count="0" meta:page-count="3" meta:paragraph-count="57" meta:word-count="1660" meta:character-count="2582" meta:non-whitespace-character-count="2004"/>
    <meta:user-defined meta:name="AppVersion">15.0000</meta:user-defined>
    <meta:template xlink:type="simple" xlink:actuate="onRequest" xlink:title="Normal" xlink:href=""/>
  </office:meta>
</office:document-meta>
</file>